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1000000019AE2FD0E79BD79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3.802cm" fo:margin-left="0cm" fo:margin-top="0cm" fo:margin-bottom="0cm" table:align="left"/>
    </style:style>
    <style:style style:name="Таблица1.A" style:family="table-column">
      <style:table-column-properties style:column-width="3.127cm"/>
    </style:style>
    <style:style style:name="Таблица1.B" style:family="table-column">
      <style:table-column-properties style:column-width="10.67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282cm" fo:padding-right="0.071cm" fo:padding-top="0.071cm" fo:padding-bottom="0.071cm" fo:border="none"/>
    </style:style>
    <style:style style:name="Таблица2" style:family="table">
      <style:table-properties style:width="15.919cm" fo:margin-left="-0.191cm" fo:margin-top="0cm" fo:margin-bottom="0cm" table:align="left"/>
    </style:style>
    <style:style style:name="Таблица2.A" style:family="table-column">
      <style:table-column-properties style:column-width="15.584cm"/>
    </style:style>
    <style:style style:name="Таблица2.B" style:family="table-column">
      <style:table-column-properties style:column-width="0.33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176cm" fo:border="none"/>
    </style:style>
    <style:style style:name="Таблица2.B1" style:family="table-cell">
      <style:table-cell-properties fo:padding="0.141cm" fo:border="none"/>
    </style:style>
    <style:style style:name="Таблица3" style:family="table">
      <style:table-properties style:width="15.61cm" fo:margin-left="-0.191cm" fo:margin-top="0cm" fo:margin-bottom="0cm" table:align="left"/>
    </style:style>
    <style:style style:name="Таблица3.A" style:family="table-column">
      <style:table-column-properties style:column-width="3.81cm"/>
    </style:style>
    <style:style style:name="Таблица3.B" style:family="table-column">
      <style:table-column-properties style:column-width="11.79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282cm" fo:padding-right="0.071cm" fo:padding-top="0.071cm" fo:padding-bottom="0.071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15%" fo:orphans="0" fo:widows="0"/>
      <style:text-properties fo:font-size="10pt" style:font-size-asian="10pt" style:font-size-complex="10pt"/>
    </style:style>
    <style:style style:name="P3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  <style:text-properties fo:font-size="10pt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-0.282cm" fo:margin-right="0cm" fo:margin-top="0cm" fo:margin-bottom="0cm" loext:contextual-spacing="false" fo:text-indent="0cm" style:auto-text-indent="false"/>
    </style:style>
    <style:style style:name="P8" style:family="paragraph" style:parent-style-name="Standard">
      <style:paragraph-properties fo:margin-left="-0.28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555555" fo:font-size="9.5pt" style:font-size-asian="9.5pt" style:font-size-complex="9.5pt"/>
    </style:style>
    <style:style style:name="T3" style:family="text">
      <style:text-properties fo:color="#555555"/>
    </style:style>
    <style:style style:name="T4" style:family="text">
      <style:text-properties fo:font-size="9.5pt" style:font-size-asian="9.5pt" style:font-size-complex="9.5pt"/>
    </style:style>
    <style:style style:name="T5" style:family="text">
      <style:text-properties fo:font-size="9.5pt" fo:font-weight="bold" style:font-size-asian="9.5pt" style:font-weight-asian="bold" style:font-size-complex="9.5pt"/>
    </style:style>
    <style:style style:name="T6" style:family="text">
      <style:text-properties fo:font-size="9.5pt" fo:font-weight="bold" style:font-size-asian="9.5pt" style:font-weight-asian="bold" style:font-size-complex="9.5pt" style:font-weight-complex="bold"/>
    </style:style>
    <style:style style:name="T7" style:family="text">
      <style:text-properties fo:color="#00418f" fo:font-size="9.5pt" style:font-size-asian="9.5pt" style:font-size-complex="9.5pt"/>
    </style:style>
    <style:style style:name="T8" style:family="text">
      <style:text-properties fo:color="#00418f"/>
    </style:style>
    <style:style style:name="T9" style:family="text">
      <style:text-properties fo:font-size="14.5pt" style:font-size-asian="14.5pt" style:font-size-complex="14.5pt"/>
    </style:style>
    <style:style style:name="T10" style:family="text">
      <style:text-properties style:font-name="Calibri" fo:font-weight="bold" style:font-name-asian="Calibri1" style:font-weight-asian="bold" style:font-name-complex="Calibri1"/>
    </style:style>
    <style:style style:name="T11" style:family="text">
      <style:text-properties style:font-name="Calibri" style:font-name-asian="Calibri1" style:font-name-complex="Calibri1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style:font-size-asian="9pt" style:font-size-complex="9pt" fo:background-color="#ffffff"/>
    </style:style>
    <style:style style:name="T14" style:family="text">
      <style:text-properties fo:background-color="#ffffff"/>
    </style:style>
    <style:style style:name="T15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"/>
            <table:table table:name="Таблица1" table:style-name="Таблица1">
              <table:table-column table:style-name="Таблица1.A"/>
              <table:table-column table:style-name="Таблица1.B"/>
              <table:table-row table:style-name="Таблица1.1">
                <table:table-cell table:style-name="Таблица1.A1" table:number-columns-spanned="2" office:value-type="string">
                  <text:p text:style-name="P7"><text:span text:style-name="T1">Тулин Вячеслав Сергеевич</text:span></text:p>
                </table:table-cell>
                <table:covered-table-cell/>
              </table:table-row>
              <table:table-row table:style-name="Таблица1.1">
                <table:table-cell table:style-name="Таблица1.A1" table:number-columns-spanned="2" office:value-type="string">
                  <text:p text:style-name="P7"/>
                </table:table-cell>
                <table:covered-table-cell/>
              </table:table-row>
              <table:table-row table:style-name="Таблица1.1">
                <table:table-cell table:style-name="Таблица1.A1" office:value-type="string">
                  <text:p text:style-name="P8"><text:span text:style-name="T3">Мобильный телефон:</text:span></text:p>
                </table:table-cell>
                <table:table-cell table:style-name="Таблица1.A1" office:value-type="string">
                  <text:p text:style-name="P8">(99) 9252385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8"><text:span text:style-name="T3">E-mail:</text:span></text:p>
                </table:table-cell>
                <table:table-cell table:style-name="Таблица1.A1" office:value-type="string">
                  <text:p text:style-name="P8"><text:span text:style-name="T8">daisek87@gmail.com</text:span></text:p>
                </table:table-cell>
              </table:table-row>
              <table:table-row table:style-name="Таблица1.1">
                <table:table-cell table:style-name="Таблица1.A1" table:number-columns-spanned="2" office:value-type="string">
                  <text:p text:style-name="P8"><text:s/></text:p>
                </table:table-cell>
                <table:covered-table-cell/>
              </table:table-row>
              <table:table-row table:style-name="Таблица1.1">
                <table:table-cell table:style-name="Таблица1.A1" table:number-columns-spanned="2" office:value-type="string">
                  <text:p text:style-name="P8">Личная информация</text:p>
                </table:table-cell>
                <table:covered-table-cell/>
              </table:table-row>
              <table:table-row table:style-name="Таблица1.1">
                <table:table-cell table:style-name="Таблица1.A1" office:value-type="string">
                  <text:p text:style-name="P8"><text:span text:style-name="T3">Город проживания:</text:span></text:p>
                </table:table-cell>
                <table:table-cell table:style-name="Таблица1.A1" office:value-type="string">
                  <text:p text:style-name="P8">Полтава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8"><text:span text:style-name="T3">Уровень образования:</text:span></text:p>
                </table:table-cell>
                <table:table-cell table:style-name="Таблица1.A1" office:value-type="string">
                  <text:p text:style-name="P8">Высшее, среднее – профессиональное.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8"><text:span text:style-name="T3">Дата рождения:</text:span></text:p>
                </table:table-cell>
                <table:table-cell table:style-name="Таблица1.A1" office:value-type="string">
                  <text:p text:style-name="P8">29 сентября 1987 (29 лет).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8"><text:span text:style-name="T3">Пол:</text:span></text:p>
                </table:table-cell>
                <table:table-cell table:style-name="Таблица1.A1" office:value-type="string">
                  <text:p text:style-name="P8">Мужской </text:p>
                </table:table-cell>
              </table:table-row>
              <table:table-row table:style-name="Таблица1.1">
                <table:table-cell table:style-name="Таблица1.A1" office:value-type="string">
                  <text:p text:style-name="P8"><text:span text:style-name="T3">Семейное положение:</text:span></text:p>
                </table:table-cell>
                <table:table-cell table:style-name="Таблица1.A1" office:value-type="string">
                  <text:p text:style-name="P8">Не женат, детей нет</text:p>
                </table:table-cell>
              </table:table-row>
            </table:table>
            <text:p text:style-name="P7"/>
          </table:table-cell>
          <table:table-cell table:style-name="Таблица2.B1" office:value-type="string">
            <text:p text:style-name="P7"><text:span text:style-name="T4"><text:s/></text:span></text:p>
          </table:table-cell>
        </table:table-row>
      </table:table>
      <text:p text:style-name="P1"><text:span text:style-name="T4"><text:s/>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table:number-columns-spanned="2" office:value-type="string">
            <text:p text:style-name="P4"><text:span text:style-name="T9">Опыт работы</text:span></text:p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5"><text:span text:style-name="T3">Период работы:</text:span></text:p>
          </table:table-cell>
          <table:table-cell table:style-name="Таблица3.A1" office:value-type="string">
            <text:p text:style-name="P5">С августа 2015 по настоящий момент.</text:p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3">Должность:</text:span></text:p>
          </table:table-cell>
          <table:table-cell table:style-name="Таблица3.A1" office:value-type="string">
            <text:p text:style-name="P5"><text:span text:style-name="T15">Оператор ЧПУ. </text:span>(Полная занятость).</text:p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3">Название организации:</text:span></text:p>
          </table:table-cell>
          <table:table-cell table:style-name="Таблица3.A1" office:value-type="string">
            <text:p text:style-name="P5">АО "Полтавский турбомеханический завод" г. Полтава.</text:p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3">Должностные обязанности и достижения:</text:span></text:p>
          </table:table-cell>
          <table:table-cell table:style-name="Таблица3.A1" office:value-type="string">
            <text:p text:style-name="P5">- Выполнение стандартов работы по обслуживанию оборудования;</text:p>
            <text:p text:style-name="P2">- выполнение стандартов качества при изготовлении деталей;</text:p>
            <text:p text:style-name="P5">- выполнение основных обязанностей и поручений руководства;</text:p>
            <text:p text:style-name="P5">- соблюдение порядка в цеху, ведение отчетности <text:s/>по расходным материалам.</text:p>
          </table:table-cell>
        </table:table-row>
        <table:table-row table:style-name="Таблица3.1">
          <table:table-cell table:style-name="Таблица3.A1" table:number-columns-spanned="2" office:value-type="string">
            <text:p text:style-name="P5"><text:s/></text:p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5"><text:span text:style-name="T3">Период работы:</text:span></text:p>
          </table:table-cell>
          <table:table-cell table:style-name="Таблица3.A1" office:value-type="string">
            <text:p text:style-name="P4"><text:span text:style-name="T4">Ноябрь 2012 — <text:s/>июнь 2014 г.</text:span></text:p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3">Должность:</text:span></text:p>
          </table:table-cell>
          <table:table-cell table:style-name="Таблица3.A1" office:value-type="string">
            <text:p text:style-name="P6">Помощник бурильщика (Вахтовый метод).</text:p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3">Название организации:</text:span></text:p>
          </table:table-cell>
          <table:table-cell table:style-name="Таблица3.A1" office:value-type="string">
            <text:p text:style-name="P6"><text:span text:style-name="T11">Saipem Ukraine LLC</text:span></text:p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3">Должностные обязанности и достижения:</text:span></text:p>
          </table:table-cell>
          <table:table-cell table:style-name="Таблица3.A1" office:value-type="string">
            <text:p text:style-name="P5">- приготовление буровых растворов;</text:p>
            <text:p text:style-name="P5">- подготовка буровых труб;</text:p>
            <text:p text:style-name="P5">- работа на роторном столе во время бурения скважины,</text:p>
            <text:p text:style-name="P5">- работа с кранов в должности стропальщика.</text:p>
            <text:p text:style-name="P5"/>
          </table:table-cell>
        </table:table-row>
        <table:table-row table:style-name="Таблица3.1">
          <table:table-cell table:style-name="Таблица3.A1" table:number-columns-spanned="2" office:value-type="string">
            <text:p text:style-name="P4"><text:span text:style-name="T9">Образование</text:span></text:p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5"><text:span text:style-name="T3">Учебное заведение:</text:span></text:p>
          </table:table-cell>
          <table:table-cell table:style-name="Таблица3.A1" office:value-type="string">
            <text:p text:style-name="P5"><draw:frame draw:style-name="fr1" draw:name="image01.png" text:anchor-type="as-char" svg:width="0.026cm" svg:height="0.265cm" draw:z-index="0"><draw:image xlink:href="Pictures/1000020000000001000000019AE2FD0E79BD790D.png" xlink:type="simple" xlink:show="embed" xlink:actuate="onLoad"/></draw:frame><text:span text:style-name="T14">Полтавский национальный технический университет им. Ю. Кондратюка</text:span>. (ПНТУ).</text:p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3">Дата окончания:</text:span></text:p>
          </table:table-cell>
          <table:table-cell table:style-name="Таблица3.A1" office:value-type="string">
            <text:p text:style-name="P5">Июнь 2011 г.</text:p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3">Факультет:</text:span></text:p>
          </table:table-cell>
          <table:table-cell table:style-name="Таблица3.A1" office:value-type="string">
            <text:p text:style-name="P5">Машиностроение.</text:p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3">Специальность:</text:span></text:p>
          </table:table-cell>
          <table:table-cell table:style-name="Таблица3.A1" office:value-type="string">
            <text:p text:style-name="P5">Инженер-механик.</text:p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3">Форма обучения:</text:span></text:p>
          </table:table-cell>
          <table:table-cell table:style-name="Таблица3.A1" office:value-type="string">
            <text:p text:style-name="P5">Стационар.</text:p>
          </table:table-cell>
        </table:table-row>
        <text:soft-page-break/>
        <table:table-row table:style-name="Таблица3.1">
          <table:table-cell table:style-name="Таблица3.A1" table:number-columns-spanned="2" office:value-type="string">
            <text:p text:style-name="P4"><text:span text:style-name="T9">Образование</text:span></text:p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5"><text:span text:style-name="T3">Учебное заведение:</text:span></text:p>
          </table:table-cell>
          <table:table-cell table:style-name="Таблица3.A1" office:value-type="string">
            <text:p text:style-name="P5"><text:span text:style-name="T14">Полтавский нефтяной геологоразведочный техникум</text:span>.</text:p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3">Дата окончания:</text:span></text:p>
          </table:table-cell>
          <table:table-cell table:style-name="Таблица3.A1" office:value-type="string">
            <text:p text:style-name="P5">Февраль 2014 г.</text:p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3">Факультет:</text:span></text:p>
          </table:table-cell>
          <table:table-cell table:style-name="Таблица3.A1" office:value-type="string">
            <text:p text:style-name="P5">Бурение скважин на нефть и газ.</text:p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3">Специальность:</text:span></text:p>
          </table:table-cell>
          <table:table-cell table:style-name="Таблица3.A1" office:value-type="string">
            <text:p text:style-name="P5">Помощник бурильщика</text:p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3">Форма обучения:</text:span></text:p>
          </table:table-cell>
          <table:table-cell table:style-name="Таблица3.A1" office:value-type="string">
            <text:p text:style-name="P5">Заочная.</text:p>
            <text:p text:style-name="P5"/>
          </table:table-cell>
        </table:table-row>
        <table:table-row table:style-name="Таблица3.1">
          <table:table-cell table:style-name="Таблица3.A1" table:number-columns-spanned="2" office:value-type="string">
            <text:p text:style-name="P4"><text:span text:style-name="T9">Иностранные языки и компьютерные навыки</text:span></text:p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5"><text:span text:style-name="T3">Английский язык:</text:span></text:p>
          </table:table-cell>
          <table:table-cell table:style-name="Таблица3.A1" office:value-type="string">
            <text:p text:style-name="P5">Базовый</text:p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3">Компьютерные навыки и знания:</text:span></text:p>
          </table:table-cell>
          <table:table-cell table:style-name="Таблица3.A1" office:value-type="string">
            <text:p text:style-name="P5">Опытный пользователь ПК, пакет MS Office, CAD-системы, оргтехника.</text:p>
            <text:p text:style-name="P5">большой опыт общения с людьми, подготовка документов.</text:p>
          </table:table-cell>
        </table:table-row>
        <table:table-row table:style-name="Таблица3.1">
          <table:table-cell table:style-name="Таблица3.A1" table:number-columns-spanned="2" office:value-type="string">
            <text:p text:style-name="P4"><text:span text:style-name="T4"><text:s/></text:span></text:p>
          </table:table-cell>
          <table:covered-table-cell/>
        </table:table-row>
        <table:table-row table:style-name="Таблица3.1">
          <table:table-cell table:style-name="Таблица3.A1" table:number-columns-spanned="2" office:value-type="string">
            <text:p text:style-name="P4"><text:span text:style-name="T9">Дополнительная информация</text:span></text:p>
          </table:table-cell>
          <table:covered-table-cell/>
        </table:table-row>
        <table:table-row table:style-name="Таблица3.1">
          <table:table-cell table:style-name="Таблица3.A1" office:value-type="string">
            <text:p text:style-name="P5"><text:span text:style-name="T3">Наличие водительских прав:</text:span></text:p>
          </table:table-cell>
          <table:table-cell table:style-name="Таблица3.A1" office:value-type="string">
            <text:p text:style-name="P5">Категория B, С</text:p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3">Курсы:</text:span></text:p>
          </table:table-cell>
          <table:table-cell table:style-name="Таблица3.A1" office:value-type="string">
            <text:p text:style-name="P5">Оператор компьютерного набора</text:p>
            <text:p text:style-name="P5"/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3">Другие сведения, которые вы хотели бы сообщить:</text:span></text:p>
          </table:table-cell>
          <table:table-cell table:style-name="Таблица3.A1" office:value-type="string">
            <text:p text:style-name="P5">Энергичность, ответственность, коммуникабельность, быстрая обучаемость, высокая <text:s text:c="2"/>работоспособность, дисциплинированность, добросовестность, исполнительность, отзывчивость, пунктуальность,</text:p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3">Ваши занятия в свободное время:</text:span></text:p>
          </table:table-cell>
          <table:table-cell table:style-name="Таблица3.A1" office:value-type="string">
            <text:p text:style-name="P5">Настольный теннис, подводная охота, плавание, туристические походы.</text:p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3"><text:s/>Пожелания к работе</text:span></text:p>
          </table:table-cell>
          <table:table-cell table:style-name="Таблица3.A1" office:value-type="string">
            <text:p text:style-name="P5">- Постоянная работа на длительный период.</text:p>
            <text:p text:style-name="P5">- Возможностью строить собственную карьеру.</text:p>
            <text:p text:style-name="P5">- Работа по одному из основных профилей деятельности компании.</text:p>
            <text:p text:style-name="P5">- Регулярное обучение и повышение квалификации.</text:p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3">Личные цели</text:span></text:p>
          </table:table-cell>
          <table:table-cell table:style-name="Таблица3.A1" office:value-type="string">
            <text:p text:style-name="P5">- Престижность компании. </text:p>
            <text:p text:style-name="P5">- Возможность обучения за счет компании</text:p>
            <text:p text:style-name="P5">- Достояная и своевременная заработная плата.</text:p>
            <text:p text:style-name="P5">- Соц. пакет будет плюсом. </text:p>
            <text:p text:style-name="P5">- Собственное профессиональное развитие. Карьерный рост.</text:p>
            <text:p text:style-name="P5">- Получение знаний по смежным областям.</text:p>
            <text:p text:style-name="P5">- Удовлетворение от результатов собственной работы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ru" fo:country="R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6T21:13:41.906285570</dc:date>
    <meta:editing-duration>PT6M44S</meta:editing-duration>
    <meta:editing-cycles>1</meta:editing-cycles>
    <meta:generator>LibreOffice/5.1.4.2$Linux_X86_64 LibreOffice_project/10m0$Build-2</meta:generator>
    <meta:print-date>2016-10-16T21:15:15.738719950</meta:print-date>
    <meta:document-statistic meta:table-count="3" meta:image-count="1" meta:object-count="0" meta:page-count="2" meta:paragraph-count="94" meta:word-count="324" meta:character-count="2614" meta:non-whitespace-character-count="2364"/>
  </office:meta>
</office:document-meta>
</file>